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Liberation Serif" fo:font-size="12pt" officeooo:rsid="0013c64b" officeooo:paragraph-rsid="0013c64b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officeooo:rsid="000abeea" officeooo:paragraph-rsid="000abeea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officeooo:rsid="000bac7a" officeooo:paragraph-rsid="000aaede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officeooo:rsid="000bac7a" officeooo:paragraph-rsid="000bac7a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officeooo:rsid="0013c64b" officeooo:paragraph-rsid="0013c64b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officeooo:rsid="00153980" officeooo:paragraph-rsid="00153980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officeooo:rsid="00179eec" officeooo:paragraph-rsid="00179eec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officeooo:rsid="0016ba1e" officeooo:paragraph-rsid="0016ba1e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officeooo:rsid="000e3a02" officeooo:paragraph-rsid="000e3a02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iberation Serif" officeooo:rsid="000aec03" officeooo:paragraph-rsid="000aec03"/>
    </style:style>
    <style:style style:name="P11" style:family="paragraph" style:parent-style-name="Standard">
      <style:paragraph-properties fo:text-align="justify" style:justify-single-word="false"/>
      <style:text-properties style:font-name="Liberation Serif" officeooo:rsid="000e3a02" officeooo:paragraph-rsid="000e3a02"/>
    </style:style>
    <style:style style:name="P12" style:family="paragraph" style:parent-style-name="Standard">
      <style:paragraph-properties fo:text-align="justify" style:justify-single-word="false"/>
      <style:text-properties style:font-name="Liberation Serif" officeooo:paragraph-rsid="000aaede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officeooo:rsid="000aaede" officeooo:paragraph-rsid="000aaede"/>
    </style:style>
    <style:style style:name="P14" style:family="paragraph" style:parent-style-name="Subtitle">
      <style:paragraph-properties fo:text-align="center" style:justify-single-word="false"/>
      <style:text-properties fo:color="#669966" style:font-name="Liberation Serif" officeooo:rsid="000aaede" officeooo:paragraph-rsid="000aaede"/>
    </style:style>
    <style:style style:name="P15" style:family="paragraph" style:parent-style-name="Subtitle">
      <style:paragraph-properties fo:text-align="center" style:justify-single-word="false"/>
      <style:text-properties fo:color="#669966" style:font-name="Liberation Serif" officeooo:rsid="000aec03" officeooo:paragraph-rsid="000aec03"/>
    </style:style>
    <style:style style:name="P16" style:family="paragraph" style:parent-style-name="Title">
      <style:paragraph-properties fo:text-align="center" style:justify-single-word="false" fo:padding-left="0cm" fo:padding-right="0cm" fo:padding-top="0cm" fo:padding-bottom="0.141cm" fo:border-left="none" fo:border-right="none" fo:border-top="none" fo:border-bottom="0.99pt solid #006600" style:shadow="none"/>
      <style:text-properties fo:color="#006600" style:font-name="Liberation Serif" officeooo:rsid="000aaede" officeooo:paragraph-rsid="000aaede" fo:background-color="transparent"/>
    </style:style>
    <style:style style:name="P17" style:family="paragraph" style:parent-style-name="Heading_20_2">
      <style:paragraph-properties fo:text-align="justify" style:justify-single-word="false"/>
      <style:text-properties fo:color="#669966" style:font-name="Liberation Serif" officeooo:rsid="000aaede" officeooo:paragraph-rsid="000aaede"/>
    </style:style>
    <style:style style:name="P18" style:family="paragraph" style:parent-style-name="Heading_20_2">
      <style:paragraph-properties fo:text-align="justify" style:justify-single-word="false"/>
      <style:text-properties fo:color="#669966" style:font-name="Liberation Serif" officeooo:rsid="000abeea" officeooo:paragraph-rsid="000abeea"/>
    </style:style>
    <style:style style:name="P19" style:family="paragraph" style:parent-style-name="Heading_20_2">
      <style:paragraph-properties fo:text-align="justify" style:justify-single-word="false"/>
      <style:text-properties fo:color="#669966" style:font-name="Liberation Serif" officeooo:rsid="000e246b" officeooo:paragraph-rsid="000e246b"/>
    </style:style>
    <style:style style:name="P20" style:family="paragraph" style:parent-style-name="Heading_20_2">
      <style:paragraph-properties fo:text-align="justify" style:justify-single-word="false"/>
      <style:text-properties fo:color="#669966" style:font-name="Liberation Serif" officeooo:rsid="000cc1c8" officeooo:paragraph-rsid="000cc1c8"/>
    </style:style>
    <style:style style:name="P21" style:family="paragraph" style:parent-style-name="Heading_20_2">
      <style:paragraph-properties fo:text-align="justify" style:justify-single-word="false"/>
      <style:text-properties fo:color="#669966" style:font-name="Liberation Serif" officeooo:rsid="000bac7a" officeooo:paragraph-rsid="000bac7a"/>
    </style:style>
    <style:style style:name="P22" style:family="paragraph" style:parent-style-name="Heading_20_2">
      <style:paragraph-properties fo:text-align="justify" style:justify-single-word="false"/>
      <style:text-properties fo:color="#669966" style:font-name="Liberation Serif" officeooo:rsid="0013c64b" officeooo:paragraph-rsid="0013c64b"/>
    </style:style>
    <style:style style:name="P23" style:family="paragraph" style:parent-style-name="Heading_20_2">
      <style:paragraph-properties fo:text-align="justify" style:justify-single-word="false"/>
      <style:text-properties fo:color="#669966" style:font-name="Liberation Serif" officeooo:rsid="0016ba1e" officeooo:paragraph-rsid="0016ba1e"/>
    </style:style>
    <style:style style:name="P24" style:family="paragraph" style:parent-style-name="Heading_20_2">
      <style:paragraph-properties fo:text-align="justify" style:justify-single-word="false"/>
      <style:text-properties fo:color="#669966" style:font-name="Liberation Serif" fo:language="en" fo:country="GB" officeooo:rsid="000e3a02" officeooo:paragraph-rsid="000e3a02"/>
    </style:style>
    <style:style style:name="P25" style:family="paragraph" style:parent-style-name="Heading_20_2">
      <style:paragraph-properties fo:text-align="justify" style:justify-single-word="false"/>
      <style:text-properties fo:color="#669966" style:font-name="Liberation Serif" officeooo:paragraph-rsid="000aaede"/>
    </style:style>
    <style:style style:name="P26" style:family="paragraph" style:parent-style-name="Heading_20_2">
      <style:paragraph-properties fo:text-align="justify" style:justify-single-word="false"/>
      <style:text-properties style:font-name="Liberation Serif" fo:font-size="13pt" officeooo:rsid="000abeea" officeooo:paragraph-rsid="000abeea" style:font-size-asian="13pt" style:font-size-complex="13pt"/>
    </style:style>
    <style:style style:name="P27" style:family="paragraph" style:parent-style-name="Standard">
      <style:paragraph-properties fo:text-align="justify" style:justify-single-word="false"/>
      <style:text-properties fo:color="#800000" style:font-name="Liberation Serif" fo:font-size="12pt" officeooo:rsid="001def00" officeooo:paragraph-rsid="001def00" style:font-size-asian="12pt" style:font-size-complex="12pt"/>
    </style:style>
    <style:style style:name="P28" style:family="paragraph" style:parent-style-name="Title" style:master-page-name="Standard">
      <style:paragraph-properties fo:text-align="center" style:justify-single-word="false" style:page-number="auto" fo:padding="0cm" fo:border="none" style:shadow="none"/>
      <style:text-properties fo:color="#006600" style:font-name="Liberation Serif" officeooo:rsid="000aaede" officeooo:paragraph-rsid="000aaede" fo:background-color="transparent"/>
    </style:style>
    <style:style style:name="P29" style:family="paragraph" style:parent-style-name="Heading_20_1" style:list-style-name="WWNum1">
      <style:paragraph-properties fo:margin-left="0.501cm" fo:margin-right="0cm" fo:text-align="justify" style:justify-single-word="false" fo:text-indent="-0.635cm" style:auto-text-indent="false"/>
      <style:text-properties fo:color="#006600" style:font-name="Liberation Serif" officeooo:paragraph-rsid="000aaede"/>
    </style:style>
    <style:style style:name="P30" style:family="paragraph" style:parent-style-name="Heading_20_2">
      <style:paragraph-properties fo:text-align="justify" style:justify-single-word="false"/>
      <style:text-properties fo:color="#669966" style:font-name="Liberation Serif" officeooo:rsid="001def00" officeooo:paragraph-rsid="001def00"/>
    </style:style>
    <style:style style:name="T1" style:family="text">
      <style:text-properties officeooo:rsid="000aaede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language="en" fo:country="GB"/>
    </style:style>
    <style:style style:name="T4" style:family="text">
      <style:text-properties fo:language="en" fo:country="GB" officeooo:rsid="000e3a02"/>
    </style:style>
    <style:style style:name="T5" style:family="text">
      <style:text-properties fo:color="#669966"/>
    </style:style>
    <style:style style:name="T6" style:family="text">
      <style:text-properties fo:color="#669966" officeooo:rsid="000aaede"/>
    </style:style>
    <style:style style:name="T7" style:family="text">
      <style:text-properties officeooo:rsid="0012236d"/>
    </style:style>
    <style:style style:name="T8" style:family="text">
      <style:text-properties fo:color="#007826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aaede" style:font-size-asian="12pt" style:font-size-complex="12pt"/>
    </style:style>
    <style:style style:name="T11" style:family="text">
      <style:text-properties fo:font-size="12pt" officeooo:rsid="000ba698" style:font-size-asian="12pt" style:font-size-complex="12pt"/>
    </style:style>
    <style:style style:name="T12" style:family="text">
      <style:text-properties officeooo:rsid="001de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Podstawy Sztucznej Inteligencji</text:p>
      <text:p text:style-name="P16">jMadNumbers</text:p>
      <text:p text:style-name="P14">Jakub Maleszewski, Łukasz Wacławski, Michał Żołyniak</text:p>
      <text:p text:style-name="P15">repozytorium: https://github.com/numerant/jMadNumbers</text:p>
      <text:list xml:id="list1669756580811889830" text:style-name="WWNum1">
        <text:list-item>
          <text:h text:style-name="P29" text:outline-level="1">Decyzje projektowe</text:h>
        </text:list-item>
      </text:list>
      <text:h text:style-name="P17" text:outline-level="2">Temat projektu</text:h>
      <text:p text:style-name="P13">Celem projektu jest stworzenie sztucznej inteligencji do gry „Szalone liczby”. Jako inspirację wykorzystana zostanie gra „Mad Numbers”, możliwa do znalezienia pod adresem <text:span text:style-name="T8">http://www.kibagames.com/Game/Mad_Numbers</text:span></text:p>
      <text:h text:style-name="P25" text:outline-level="2"><text:span text:style-name="T1">Ś</text:span>rodowisko programistyczne</text:h>
      <text:p text:style-name="P12"><text:span text:style-name="T9">Projekt został napisany w języku </text:span><text:span text:style-name="T10">Java. Wykorzystano bibliotekę graficzną Swing, stanowiącą nowszą, ulepszoną wersję biblioteki AWT. Wybrane zintegrowane środowisko programistyczne stanowi Eclipse Luna. W celu łatwego zarządzania projektem wykorzystano rozproszony system kontroli wersji Git.</text:span></text:p>
      <text:h text:style-name="P26" text:outline-level="2"><text:span text:style-name="T6">W</text:span><text:span text:style-name="T5">zorzec projektowy</text:span><text:line-break/><text:span text:style-name="T2">Istotny element projektu, oprócz wyboru i implementacji stosownych algorytmów <text:s/>odpowiedzialnych za realizację sztucznej inteligencji, stanowi stworzenie aplikacji posiadającej intuicyjny, przyjazny użytkownikowi interfejs graficzny. <text:s/>Zdecydowano się na zastosowanie wzorca MVC (Moel-View-Controller), aby poprawnie zorganizować strukturę programu.</text:span></text:h>
      <text:h text:style-name="P18" text:outline-level="2">Algorytmy</text:h>
      <text:p text:style-name="P2">TODO opisać wykorzystane algorytmy</text:p>
      <text:list xml:id="list192634569029315" text:continue-numbering="true" text:style-name="WWNum1">
        <text:list-item>
          <text:h text:style-name="P29" text:outline-level="1">Instrukcja dla użytkownika</text:h>
        </text:list-item>
      </text:list>
      <text:h text:style-name="P19" text:outline-level="2">Pierwsze uruchomienie</text:h>
      <text:p text:style-name="P10"><text:span text:style-name="T9">W celu </text:span><text:span text:style-name="T11">rozpoczęcia korzystania z</text:span><text:span text:style-name="T9"> programu należy pobrać kod źródłowy dostępny w repozytorium. </text:span><text:span text:style-name="T11">Następnym krokiem jest import do środowiska programistycznego Eclipse (File/Import...). <text:line-break/>Na koniec wystarczy uruchomić aplikację (Run/Run)</text:span></text:p>
      <text:h text:style-name="P20" text:outline-level="2">Interfejs</text:h>
      <text:p text:style-name="P3">Program obsługiwany jest przy użyciu myszy komputerowej. <text:span text:style-name="T7">Okno aplikacji zawiera rozwijane menu z dwiema pozycjami: Game oraz Help. Pierwsza umożliwia rozpoczęcie gry w wybranym trybie (losowa plansza, predefiniowane wyzwania) lub wyjście z programu. Druga to infromacje na temat podstaw gry oraz programu. Centralną część zajmuje plansza gry, na której wyświetlane będą kafelki, każdy o określonej wartości punktowej. Ostatnimi elementami są liczniki punktów, odpowiednio tych zdobytycz przez sztuczną inteligencję, jak i użytkownika.</text:span></text:p>
      <text:h text:style-name="P21" text:outline-level="2">Zasady gry</text:h>
      <text:p text:style-name="P4">Celem gry jest zgromadzenie jak największej liczby punktów. <text:span text:style-name="T7">Na planszy wyświetlane są kafelki wraz z przypisaną liczbą punktów. Użytkownik wybiera w zakresie podświetlonego na zielono wiersza, a sztuczna inteligencja z aktywnej w danej chwili kolumny. Ruchy wykonywane są naprzemiennie. Po kliknięciu odpowiednia wartość zostaje dodana lub odjęta od stanu punktów </text:span><text:soft-page-break/><text:span text:style-name="T7">użytkownika.</text:span></text:p>
      <text:list xml:id="list192633389260462" text:continue-numbering="true" text:style-name="WWNum1">
        <text:list-item>
          <text:h text:style-name="P29" text:outline-level="1">Opis struktury programu</text:h>
        </text:list-item>
      </text:list>
      <text:h text:style-name="P22" text:outline-level="2"><text:span text:style-name="T4">m</text:span><text:span text:style-name="T3">odel.Model</text:span></text:h>
      <text:p text:style-name="P1">Model jest klasą odpowiedzialną za reprezentację problemu oraz logiki aplikacji. Udostępnia on zestaw metod odpowiedzialnych za organizację takich działań, jak generowanie plansz oraz tworzenie makiet, z których korzystają inne klasy</text:p>
      <text:h text:style-name="P22" text:outline-level="2"><text:span text:style-name="T4">m</text:span><text:span text:style-name="T3">odel.Board</text:span></text:h>
      <text:p text:style-name="P5">Służy do reprezentacji planszy. Jest ona dwuwymiarową tablicą obiektów <text:span text:style-name="T12">klasy</text:span> BoardItem<text:line-break/>o zadanym rozmiarze, przechowuje również makiety punktów, aktywności oraz widoczności poszczególnych elementów. Udostępnia również szereg metod, pozwalających na zmianę stanu planszy w zależności od decyzji podejmowanych przez użytkownika lub sztuczną inteligencję.</text:p>
      <text:h text:style-name="P22" text:outline-level="2"><text:span text:style-name="T4">m</text:span><text:span text:style-name="T3">odel.BoardItem</text:span></text:h>
      <text:p text:style-name="P6">Podstawowy element, którego wartość generowana jest pseudolosowo. Przechowuje informacje na temat wartości punktowej, znaku, widoczności danego obiektu, a także pozwala uzyskać informację, czy w danej chwili jest on aktywny.</text:p>
      <text:h text:style-name="P22" text:outline-level="2"><text:span text:style-name="T4">m</text:span><text:span text:style-name="T3">odel.AIFactory</text:span></text:h>
      <text:p text:style-name="P7">Klasa odpowiadająca za realizację sztucznej inteligencji. Jej metody pozwalają na określenie,<text:line-break/>w oparciu o bieżący stan planszy, który element ma zostać wybrany w czasie ruchu AI. Zaimplementowano następujące algorytmy: min-max, zachłanny oraz naiwny.</text:p>
      <text:h text:style-name="P30" text:outline-level="2"><text:span text:style-name="T3">view</text:span></text:h>
      <text:p text:style-name="P27">Pakiet view odpowiada za obsługę warstwy graficznej aplikacji – tworzenie okien, wyświetlanie planszy itp. Poprzez współdzieloną z kontrolerem kolejkę obiektów klasy BoardEvent przekazuje informacje o zdarzeniach zachodzących w programie – np. rozpoczęcie nowej gry, kliknięcie pola przez gracza czy wybór opcji zmiany trybu działania sztucznej inteligencji.</text:p>
      <text:h text:style-name="P30" text:outline-level="2"><text:span text:style-name="T3">controller</text:span></text:h>
      <text:p text:style-name="P27">Pakiet controller pobiera kolejno obiekty BoardEvent z współdzielonej z widokiem kolejki i wykonuje przypisane danemu zdarzeniu polecenia. Ma dostęp zarówno do widoku, jak i modelu.</text:p>
      <text:h text:style-name="P23" text:outline-level="2"><text:span text:style-name="T4">p</text:span><text:span text:style-name="T3">ackage.class</text:span></text:h>
      <text:p text:style-name="P8">description</text:p>
      <text:list xml:id="list192635142862970" text:continue-numbering="true" text:style-name="WWNum1">
        <text:list-item>
          <text:h text:style-name="P29" text:outline-level="1">Wnioski dotyczące rezultatów</text:h>
        </text:list-item>
      </text:list>
      <text:h text:style-name="P24" text:outline-level="2">Przeprowadzone symulacje</text:h>
      <text:p text:style-name="P9">Opis eksperymentów</text:p>
      <text:p text:style-name="P11"/>
      <text:h text:style-name="P24" text:outline-level="2">Rezultaty</text:h>
      <text:p text:style-name="P9">I co z nich wyni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Standard" style:default-outline-level="" style:class="chapter">
      <style:paragraph-properties fo:margin-top="0cm" fo:margin-bottom="0.529cm" style:contextual-spacing="true" fo:line-height="100%" fo:text-align="start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Mangal" style:font-family-complex="Mangal" style:font-family-generic-complex="system" style:font-pitch-complex="variable" style:font-size-complex="26pt"/>
    </style:style>
    <style:style style:name="Subtitle" style:family="paragraph" style:parent-style-name="Standard" style:default-outline-level="" style:class="chapter">
      <style:paragraph-properties fo:text-align="start" style:justify-single-word="false"/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Mangal" style:font-family-complex="Mangal" style:font-family-generic-complex="system" style:font-pitch-complex="variable" style:font-size-complex="13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8.88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19:20:58.649000000</meta:creation-date>
    <dc:date>2014-12-14T19:26:32.988417329</dc:date>
    <meta:editing-duration>PT39M37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2" meta:paragraph-count="39" meta:word-count="506" meta:character-count="4141" meta:non-whitespace-character-count="3673"/>
  </office:meta>
</office:document-meta>
</file>